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 1" manifest:media-type="application/octet-stream"/>
  <manifest:file-entry manifest:full-path="Configurations2/" manifest:media-type="application/vnd.sun.xml.ui.configuration"/>
  <manifest:file-entry manifest:full-path="Object 2" manifest:media-type="application/octet-stream"/>
  <manifest:file-entry manifest:full-path="Object 3" manifest:media-type="application/octet-stream"/>
  <manifest:file-entry manifest:full-path="Object 4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ální">
      <style:paragraph-properties fo:text-align="start" style:justify-single-word="false"/>
    </style:style>
    <style:style style:name="P2" style:family="paragraph" style:parent-style-name="Title">
      <style:paragraph-properties fo:text-align="start" style:justify-single-word="false"/>
    </style:style>
    <style:style style:name="P3" style:family="paragraph" style:parent-style-name="Základní_20_text">
      <style:paragraph-properties fo:text-align="start" style:justify-single-word="false"/>
    </style:style>
    <style:style style:name="P4" style:family="paragraph" style:parent-style-name="Normální">
      <style:paragraph-properties fo:text-align="start" style:justify-single-word="false"/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5" style:family="paragraph" style:parent-style-name="Normální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itle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Základní_20_text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Title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Normální" style:master-page-name="MP0">
      <style:paragraph-properties fo:text-align="start" style:justify-single-word="false" style:page-number="auto" fo:break-before="page"/>
    </style:style>
    <style:style style:name="T1" style:family="text">
      <style:text-properties fo:font-size="10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background-color="#ffff00" loext:char-shading-value="0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fo:background-color="#ffff00" loext:char-shading-value="0" style:font-size-asian="10pt" style:font-style-asian="italic" style:font-size-complex="10pt" style:font-style-complex="italic"/>
    </style:style>
    <style:style style:name="T7" style:family="text">
      <style:text-properties fo:font-size="10pt" fo:background-color="transparent" loext:char-shading-value="0" style:font-size-asian="10pt" style:font-size-complex="10pt"/>
    </style:style>
    <style:style style:name="T8" style:family="text">
      <style:text-properties fo:font-size="10pt" fo:background-color="transparent" loext:char-shading-value="0" style:font-size-asian="10pt" style:font-size-complex="10pt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visible-area-left="0cm" draw:visible-area-top="0cm" draw:visible-area-width="5.005cm" draw:visible-area-height="5.00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andardní_20_písmo_20_odstavce"><text:span text:style-name="T1">1</text:span></text:span><text:span text:style-name="Standardní_20_písmo_20_odstavce"><text:span text:style-name="T2">. Logická výstavba matematiky</text:span></text:span></text:p>
      <text:p text:style-name="P7">Pojem matematického výrazu, axiómy, definice, věty, výrok, pravdivostní hodnota výroku, negace, konjunkce, disjunkce, implikace, ekvivalence, kvantifikátory, negování složených výroků, výroková forma, číslo, číslice, číselné soustavy, dekadický poziční systém, prvočísla a čísla složená, základní věta aritmetiky, násobek, dělitel, nejmenší společný násobek a největší společný dělitel, čísla soudělná a nesoudělná, kritéria dělitelnosti, důkazy matematických vět, důkaz přímý, nepřímý, důkaz sporem, <text:span text:style-name="T11">důkaz matematickou indukcí,</text:span> důkazové úlohy o dělitelnosti. </text:p>
      <text:p text:style-name="P4">2. Množiny</text:p>
      <text:p text:style-name="P7">Pojem množiny, způsob zadání množiny, podmnožina, vztahy mezi množinami, rovnost množin, inkluze množin, operace s množinami a jejich vlastnosti, sjednocení, průnik, rozdíl, doplněk, disjunktní množiny, grafické znázornění množin, uspořádaná dvojice, kartézský součin, zobrazení, typy zobrazení, funkce, složené zobrazení. </text:p>
      <text:p text:style-name="P4">3. Číselné obory</text:p>
      <text:p text:style-name="P3"><text:span text:style-name="Standardní_20_písmo_20_odstavce"><text:span text:style-name="T3">Obor čísel přirozených, celých, racionálních, reálných, čísla iracionální, znázornění čísel na číselné ose, základní operace v číselných oborech a jejich vlastnosti, uzavřenost, asociativnost, neutrální prvky, komutativnost, distributivnost, mocniny, odmocniny a operace s nimi, vztahy mezi reálnými čísly, absolutní hodnota reálného čísla, její geometrická interpretace, zavedení komplexních čísel, množina uspořádaných dvojic reálných čísel, operace sčítání, odčítání, násobení a dělení komplexních čísel, vztah <text:s/>rovnosti, imaginární jednotka, čísla komplexně sdružená, absolutní hodnota a její geometrický význam, Gaussova rovina, algebraický a goniometrický tvar, </text:span></text:span><text:span text:style-name="Standardní_20_písmo_20_odstavce"><text:span text:style-name="T7">Moivreova věta, násobení,</text:span></text:span><text:span text:style-name="Standardní_20_písmo_20_odstavce"><text:span text:style-name="T8"> </text:span></text:span><text:span text:style-name="Standardní_20_písmo_20_odstavce"><text:span text:style-name="T4">dělení, umocňování a odmocňování komplexních čísel v goniometrickém tvaru</text:span></text:span><text:span text:style-name="Standardní_20_písmo_20_odstavce"><text:span text:style-name="T3">. </text:span></text:span></text:p>
      <text:p text:style-name="P4"/>
      <text:p text:style-name="P4">4. Algebraické rovnice, nerovnice a jejich soustavy</text:p>
      <text:p text:style-name="P7">Pojem algebraická rovnice (nerovnice), definiční obor rovnice (nerovnice), množina kořenů rovnice (nerovnice), úpravy rovnic (nerovnice), zkouška. Grafické řešení rovnic (nerovnic). Polynomy, funkce, rovnice, souvislosti. Lineární a kvadratická rovnice (nerovnice), lineární a kvadratické rovnice (nerovnice) <text:span text:style-name="T9">s parametry</text:span>, lineární a kvadratické rovnice (nerovnice) s neznámou v absolutní hodnotě, Vietovy vzorce, <text:span text:style-name="T9">iracionální</text:span> rovnice (nerovnice). Soustavy rovnic (nerovnic), jejich typy a způsob řešení. Řešení algebraických rovnic v oboru komplexních čísel, rozklad kvadratického trojčlenu na součin v C. </text:p>
      <text:p text:style-name="P4"/>
      <text:p text:style-name="P4">5. Vlastnosti algebraických funkcí a posloupností</text:p>
      <text:p text:style-name="P5">Pojem funkce reálné proměnné, definiční obor funkce, obor hodnot funkce, graf funkce, složená funkce, prostá funkce, omezenost funkce, sudá a lichá funkce, <text:span text:style-name="T9">maximum a minimum funkce</text:span>, periodická funkce, inverzní funkce, složená funkce. </text:p>
      <text:p text:style-name="P4"/>
      <text:p text:style-name="P4">6. Grafy elementárních algebraických funkcí</text:p>
      <text:p text:style-name="P1"><text:span text:style-name="Standardní_20_písmo_20_odstavce"><text:span text:style-name="T3">Lineární funkce (rozdělení podle koeficientu </text:span></text:span><text:span text:style-name="Standardní_20_písmo_20_odstavce"><text:span text:style-name="T5">a</text:span></text:span><text:span text:style-name="Standardní_20_písmo_20_odstavce"><text:span text:style-name="T3">), kvadratická funkce (rozdělení podle koeficientu </text:span></text:span><text:span text:style-name="Standardní_20_písmo_20_odstavce"><text:span text:style-name="T5">a</text:span></text:span><text:span text:style-name="Standardní_20_písmo_20_odstavce"><text:span text:style-name="T3">), určení extrému kvadratické funkce (doplněním na čtverec i pomocí diferenciálního počtu). Mocninné funkce s přirozeným mocnitelem, mocninné funkce se záporným celým mocnitelem a jejich vlastnosti v závislosti na mocniteli. Mocninné funkce s exponentem </text:span></text:span><text:span text:style-name="Standardní_20_písmo_20_odstavce"><text:span text:style-name="T3"><draw:frame draw:style-name="fr1" draw:name="Object 1" text:anchor-type="as-char" svg:y="-0.321cm" svg:width="0.741cm" style:rel-width="scale" svg:height="0.50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text:span text:style-name="Standardní_20_písmo_20_odstavce"><text:span text:style-name="T3">, kde </text:span></text:span><text:span text:style-name="Standardní_20_písmo_20_odstavce"><text:span text:style-name="T3"><draw:frame draw:style-name="fr1" draw:name="Object 2" text:anchor-type="as-char" svg:y="-0.321cm" svg:width="1.191cm" style:rel-width="scale" svg:height="0.503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span></text:span><text:span text:style-name="Standardní_20_písmo_20_odstavce"><text:span text:style-name="T3"><text:s/>Lineární lomená funkce. Grafy elementárních funkcí s absolutními hodnotami. </text:span></text:span></text:p>
      <text:p text:style-name="P6"/>
      <text:p text:style-name="P2"><text:span text:style-name="Standardní_20_písmo_20_odstavce"><text:span text:style-name="T7">7. Limita a spojitost funkce</text:span></text:span></text:p>
      <text:p text:style-name="P8">Okolí bodu, přírůstek argumentu, přírůstek funkce, funkce spojitá v bodě, funkce spojitá v uzavřeném intervalu. Limita funkce, <text:span text:style-name="T9">pravidla pro počítání limit</text:span>, nevlastní limity a limity v nevlastních bodech, důležité limity. Asymptoty grafu funkce. </text:p>
      <text:p text:style-name="P4"/>
      <text:p text:style-name="P4">8. Nealgebraické funkce</text:p>
      <text:p text:style-name="P1"><text:span text:style-name="Standardní_20_písmo_20_odstavce"><text:span text:style-name="T7">Exponenciální funkce</text:span></text:span><text:span text:style-name="Standardní_20_písmo_20_odstavce"><text:span text:style-name="T3">, definiční obor, obor hodnot, </text:span></text:span><text:span text:style-name="Standardní_20_písmo_20_odstavce"><text:span text:style-name="T4">graf a vlastnosti v závislosti na jejím základu </text:span></text:span><text:span text:style-name="Standardní_20_písmo_20_odstavce"><text:span text:style-name="T6">a</text:span></text:span><text:span text:style-name="Standardní_20_písmo_20_odstavce"><text:span text:style-name="T3">. </text:span></text:span><text:span text:style-name="Standardní_20_písmo_20_odstavce"><text:span text:style-name="T4">Logaritmická funkce</text:span></text:span><text:span text:style-name="Standardní_20_písmo_20_odstavce"><text:span text:style-name="T3">, definiční obor, obor hodnot, graf a vlastnosti v závislosti na jejím základu </text:span></text:span><text:span text:style-name="Standardní_20_písmo_20_odstavce"><text:span text:style-name="T5">a</text:span></text:span><text:span text:style-name="Standardní_20_písmo_20_odstavce"><text:span text:style-name="T3">. Funkce </text:span></text:span><text:span text:style-name="Standardní_20_písmo_20_odstavce"><text:span text:style-name="T3"><draw:frame draw:style-name="fr1" draw:name="Object 3" text:anchor-type="as-char" svg:y="-0.282cm" svg:width="1.614cm" style:rel-width="scale" svg:height="0.556cm" style:rel-height="scale" draw:z-index="2"><draw:object-ole xlink:href="./Object 3" xlink:type="simple" xlink:show="embed" xlink:actuate="onLoad"/><draw:image xlink:href="./ObjectReplacements/Object 3" xlink:type="simple" xlink:show="embed" xlink:actuate="onLoad"/></draw:frame></text:span></text:span><text:span text:style-name="Standardní_20_písmo_20_odstavce"><text:span text:style-name="T3"><text:s/>a </text:span></text:span><text:span text:style-name="Standardní_20_písmo_20_odstavce"><text:span text:style-name="T3"><draw:frame draw:style-name="fr1" draw:name="Object 4" text:anchor-type="as-char" svg:y="-0.358cm" svg:width="1.455cm" style:rel-width="scale" svg:height="0.556cm" style:rel-height="scale" draw:z-index="3"><draw:object-ole xlink:href="./Object 4" xlink:type="simple" xlink:show="embed" xlink:actuate="onLoad"/><draw:image xlink:href="./ObjectReplacements/Object 4" xlink:type="simple" xlink:show="embed" xlink:actuate="onLoad"/></draw:frame></text:span></text:span><text:span text:style-name="Standardní_20_písmo_20_odstavce"><text:span text:style-name="T3">. Pojem logaritmus, </text:span></text:span><text:span text:style-name="Standardní_20_písmo_20_odstavce"><text:span text:style-name="T4">vlastnosti logaritmů</text:span></text:span><text:span text:style-name="Standardní_20_písmo_20_odstavce"><text:span text:style-name="T3">. </text:span></text:span></text:p>
      <text:p text:style-name="P4"/>
      <text:p text:style-name="P4">9. Goniometrie a trigonometrie</text:p>
      <text:p text:style-name="P3"><text:span text:style-name="Standardní_20_písmo_20_odstavce"><text:span text:style-name="T3">Goniometrické funkce sinus, kosinus, tangens, kotangens, definiční obory, obory hodnot, grafy, vlastnosti. </text:span></text:span><text:span text:style-name="Standardní_20_písmo_20_odstavce"><text:span text:style-name="T4">Goniometrické funkce složeného argumentu</text:span></text:span><text:span text:style-name="Standardní_20_písmo_20_odstavce"><text:span text:style-name="T3">. Vztahy mezi goniometrickými funkcemi, goniometrické funkce ostrého úhlu, řešení pravoúhlého trojúhelníku, sinová věta, kosinová věta,</text:span></text:span><text:span text:style-name="Standardní_20_písmo_20_odstavce"><text:span text:style-name="T7"> řešení obecného trojúhelníku.</text:span></text:span><text:span text:style-name="Standardní_20_písmo_20_odstavce"><text:span text:style-name="T3"> </text:span></text:span></text:p>
      <text:p text:style-name="P4"/>
      <text:p text:style-name="P1"><text:span text:style-name="Standardní_20_písmo_20_odstavce"><text:span text:style-name="T2">10.Nealgebraické rovnice, nerovnice a jejich soustavy</text:span></text:span></text:p>
      <text:p text:style-name="P5">Exponenciální rovnice a nerovnice, logaritmické rovnice a nerovnice. <text:span text:style-name="T9">Goniometrické rovnice a nerovnice</text:span>. </text:p>
      <text:p text:style-name="P4"><text:soft-page-break/></text:p>
      <text:p text:style-name="P4">11. Kombinatorika</text:p>
      <text:p text:style-name="P3"><text:span text:style-name="Standardní_20_písmo_20_odstavce"><text:span text:style-name="T3">Základní kombinatorická pravidla (součtu a součinu), pojem faktoriálu čísla, skupiny v kombinatorice, variace, </text:span></text:span><text:span text:style-name="Standardní_20_písmo_20_odstavce"><text:span text:style-name="T4">permutace</text:span></text:span><text:span text:style-name="Standardní_20_písmo_20_odstavce"><text:span text:style-name="T3">, variace s opakováním, kombinace, kombinační čísla a </text:span></text:span><text:span text:style-name="Standardní_20_písmo_20_odstavce"><text:span text:style-name="T4">jejich vlastnosti</text:span></text:span><text:span text:style-name="Standardní_20_písmo_20_odstavce"><text:span text:style-name="T3">, binomická věta. </text:span></text:span></text:p>
      <text:p text:style-name="P4"/>
      <text:p text:style-name="P4">12. Pravděpodobnost</text:p>
      <text:p text:style-name="P3"><text:span text:style-name="Standardní_20_písmo_20_odstavce"><text:span text:style-name="T3">Náhodné pokusy, množina všech možných výsledků pokusu, jevy v množinovém pojetí a operace s jevy, jistý jev, nemožný jev, klasická definice pravděpodobnosti, základní vlastnosti pravděpodobnosti jevů, pravděpodobnost opačných jevů, pravděpodobnost sjednocení jevů pro jevy neslučitelné i slučitelné, nezávislé jevy, pravděpodobnost průniku nezávislých jevů, opakované nezávislé pokusy, binomické rozdělení (</text:span></text:span><text:span text:style-name="Standardní_20_písmo_20_odstavce"><text:span text:style-name="T4">Bernoulliho schéma</text:span></text:span><text:span text:style-name="Standardní_20_písmo_20_odstavce"><text:span text:style-name="T3">) a jeho užití. </text:span></text:span></text:p>
      <text:p text:style-name="P4"/>
      <text:p text:style-name="P4">13. Statistika</text:p>
      <text:p text:style-name="P7">Statistický soubor, statistické jednotky, statistické znaky, četnost a relativní četnost, rozdělení četností a skupinové rozdělení četností, grafické znázornění rozdělení četnosti, spojnicový diagram, histogram, kruhový diagram). Charakteristiky znaku statistického souboru. Charakteristiky polohy, aritmetický průměr, vážený aritmetický průměr, geometrický průměr, harmonický průměr, modus, medián. <text:span text:style-name="T10">Charakteristiky variability, rozptyl, směrodatná odchylka, variační koeficient</text:span><text:span text:style-name="T12">. </text:span></text:p>
      <text:p text:style-name="P4"/>
      <text:p text:style-name="P4">14. Posloupnosti a řady</text:p>
      <text:p text:style-name="P3"><text:span text:style-name="Standardní_20_písmo_20_odstavce"><text:span text:style-name="T3">Pojem posloupnosti, způsoby zadání (určení) posloupností, vzorec pro n-tý člen, rekurentní zadání, graf posloupnosti, vlastnosti posloupností, monotónnost, omezenost. Aritmetická a geometrická posloupnost, důležité </text:span></text:span><text:span text:style-name="Standardní_20_písmo_20_odstavce"><text:span text:style-name="T4">věty pro aritmetickou a geometrickou posloupnost</text:span></text:span><text:span text:style-name="Standardní_20_písmo_20_odstavce"><text:span text:style-name="T3">, praktické užití aritmetické a geometrické posloupnosti. Limita posloupnosti, konvergentní a divergentní posloupnosti, věty o limitách posloupností, výpočty limit. Nekonečná řada, </text:span></text:span><text:span text:style-name="Standardní_20_písmo_20_odstavce"><text:span text:style-name="T4">součet nekonečné řady</text:span></text:span><text:span text:style-name="Standardní_20_písmo_20_odstavce"><text:span text:style-name="T3">, nekonečná geometrická řada a její součet, převod daného racionálního čísla daného periodickým desetinným rozvojem na tvar zlomku, úlohy na aplikace vzorce pro součet konvergentní nekonečné řady. </text:span></text:span></text:p>
      <text:p text:style-name="P4"/>
      <text:p text:style-name="P4">15. Základy planimetrie a konstrukční úlohy</text:p>
      <text:p text:style-name="P3"><text:span text:style-name="Standardní_20_písmo_20_odstavce"><text:span text:style-name="T3">Základní planimetrické pojmy a vztahy mezi nimi: bod, přímka, rovina, polopřímka, polorovina, úsečka, úhel. Dvojice úhlů vrcholových, vedlejších, střídavých, souhlasných. Trojúhelník, shodnost trojúhelníků, konstrukce trojúhelníků. Čtyřúhelník, lichoběžník, rovnoběžník, strany, úhly a úhlopříčky ve čtyřúhelníku, tečnový a tětivový čtyřúhelník, konstrukce čtyřúhelníků. Mnohoúhelník, konvexní a nekonvexní n-úhelník, pravidelný n-úhelník, strany, úhly, úhlopříčky, obsahy a obvody. Kružnice, úhly v kružnici, </text:span></text:span><text:span text:style-name="Standardní_20_písmo_20_odstavce"><text:span text:style-name="T4">obvodový, středový a úsekový úhel</text:span></text:span><text:span text:style-name="Standardní_20_písmo_20_odstavce"><text:span text:style-name="T3">, Thaletova kružnice, vzájemná poloha přímky a kružnice, vzájemná poloha kružnic, konstrukce kružnice, konstrukce tečny ke kružnici, délka kružnice, </text:span></text:span><text:span text:style-name="Standardní_20_písmo_20_odstavce"><text:span text:style-name="T4">délka kružnicového oblouku</text:span></text:span><text:span text:style-name="Standardní_20_písmo_20_odstavce"><text:span text:style-name="T3">, kruh, kruhová výseč, úseč, obvod a obsah kruhu, kruhové výseče a úseče. Obvody a obsahy dalších rovinných útvarů. Pojem konstrukční úlohy, základní geometrické konstrukce, konstrukce na základě výpočtu, konstrukce na základě geometrických míst bodů. </text:span></text:span></text:p>
      <text:p text:style-name="P4">16. Zobrazení v rovině</text:p>
      <text:p text:style-name="P7">Shodná zobrazení v rovině, vzor, obraz, samodružný útvar, samodružný bod, identita, osová souměrnost, středová souměrnost, otočení, posunutí. Řešení konstrukčních úloh s využitím shodných zobrazení. Podobnost a stejnolehlost, podobnost trojúhelníků, Pythagorova věta, Euklidovy věty, stejnolehlost kružnic, řešení konstrukčních úloh pomocí stejnolehlosti. </text:p>
      <text:p text:style-name="P4"/>
      <text:p text:style-name="P4">17. Tělesa</text:p>
      <text:p text:style-name="P3"><text:span text:style-name="Standardní_20_písmo_20_odstavce"><text:span text:style-name="T3">Pojem tělesa, konvexní a nekonvexní tělesa, mnohostěny, hranol, kvádr, krychle, vrcholy, hrany, stěny, stěnové úhlopříčky, tělesové úhlopříčky. Jehlan, komolý jehlan. Pravidelné mnohostěny (tzv. platónská tělesa) </text:span></text:span><text:span text:style-name="Standardní_20_písmo_20_odstavce"><text:span text:style-name="T4">princip duality</text:span></text:span><text:span text:style-name="Standardní_20_písmo_20_odstavce"><text:span text:style-name="T3">, </text:span></text:span><text:span text:style-name="Standardní_20_písmo_20_odstavce"><text:span text:style-name="T4">Eulerova věta o mnohostěnech</text:span></text:span><text:span text:style-name="Standardní_20_písmo_20_odstavce"><text:span text:style-name="T3">. Rotační tělesa, válec, kužel, komolý kužel, koule, kulová plocha. Polokoule, kulová úseč, kulový vrchlík (plášť kulové úseče), kulová výseč. Povrchy a objemy těles. Cavalieriho princip. </text:span></text:span></text:p>
      <text:p text:style-name="P4"/>
      <text:p text:style-name="P4">18. Polohové a metrické úlohy ve stereometrii</text:p>
      <text:p text:style-name="P7">Vzájemná poloha bodů, přímek a rovin v prostoru. Kritéria rovnoběžnosti přímek a rovin. Průsečík přímky a roviny, průsečnice dvou rovin. Řez tělesa rovinou, průnik přímky s tělesem. Odchylka přímek, kolmost přímek, kolmost rovin, odchylka přímky a roviny, odchylka dvou rovin. Vzdálenost dvou bodů, bodu od přímky, bodu od roviny, vzdálenost dvou přímek, vzdálenost dvou rovin. </text:p>
      <text:p text:style-name="P4"/>
      <text:p text:style-name="P4">19. Vektorová algebra</text:p>
      <text:p text:style-name="P5"><text:soft-page-break/>Soustava souřadnic na přímce, v rovině, v prostoru. Střed dvojice bodů, vzdálenost dvou bodů. Souřadnice vektoru, velikost vektoru, sčítání vektorů, násobení vektorů reálným číslem. Lineární kombinace vektorů, jednotkový vektor, skalární součin, odchylka vektorů. Pravotočivá a levotočivá báze. Vektorový součin, geometrická interpretace. </text:p>
      <text:p text:style-name="P4"/>
      <text:p text:style-name="P4">20. Analytická geometrie lineárních útvarů</text:p>
      <text:p text:style-name="P7">Parametrické vyjádření přímky, polopřímky, úsečky, obecná rovnice přímky, směrové a normálové vektory, směrnicový a úsekový tvar rovnice přímky, směrnice přímky. Vzájemná poloha bodů a přímek v rovině, odchylka dvou přímek, vzdálenost bodů, bodu od přímky, vzdálenost dvou rovnoběžných přímek. Parametrické vyjádření přímky v prostoru, parametrické vyjádření roviny, obecná rovnice roviny, normálový vektor roviny. </text:p>
      <text:p text:style-name="P5"/>
      <text:p text:style-name="P4">21. Analytická geometrie kuželoseček</text:p>
      <text:p text:style-name="P3"><text:span text:style-name="Standardní_20_písmo_20_odstavce"><text:span text:style-name="T4">Definice a analytické vyjádření kružnice, elipsy, paraboly, hyperboly</text:span></text:span><text:span text:style-name="Standardní_20_písmo_20_odstavce"><text:span text:style-name="T7">. </text:span></text:span><text:span text:style-name="Standardní_20_písmo_20_odstavce"><text:span text:style-name="T4">Vzájemná poloha přímky a kuželosečky</text:span></text:span><text:span text:style-name="Standardní_20_písmo_20_odstavce"><text:span text:style-name="T7">, </text:span></text:span><text:span text:style-name="Standardní_20_písmo_20_odstavce"><text:span text:style-name="T4">rovnice tečny.</text:span></text:span><text:span text:style-name="Standardní_20_písmo_20_odstavce"><text:span text:style-name="T3"> </text:span></text:span></text:p>
      <text:p text:style-name="P4"/>
      <text:p text:style-name="P4">22. Polohové a metrické úlohy řešené metodou analytické geometrie</text:p>
      <text:p text:style-name="P7">Střed úsečky a délka úsečky, vzájemná poloha bodu a přímky, vzdálenost bodu od přímky, vzájemná poloha přímek, polopřímek a úseček v rovině, odchylka dvou přímek v rovině, <text:span text:style-name="T9">vzájemná poloha bodu a roviny</text:span><text:span text:style-name="T11">, </text:span><text:span text:style-name="T9">vzájemná poloha dvou přímek v prostoru</text:span><text:span text:style-name="T11">, </text:span><text:span text:style-name="T9">vzájemná poloha přímky a roviny</text:span><text:span text:style-name="T11">, </text:span><text:span text:style-name="T9">vzájemná poloha kuželosečky a bodu</text:span><text:span text:style-name="T11">, </text:span><text:span text:style-name="T9">vzájemná poloha přímky a kuželosečky</text:span><text:span text:style-name="T11">, </text:span><text:span text:style-name="T9">tečna kuželosečky v bodě dotyku</text:span><text:span text:style-name="T11">, </text:span><text:span text:style-name="T9">rovnoběžná s danou přímkou</text:span><text:span text:style-name="T11">, </text:span><text:span text:style-name="T9">kolmá k dané přímce</text:span><text:span text:style-name="T11">. </text:span></text:p>
      <text:p text:style-name="P6"/>
      <text:p text:style-name="P6">23. Diferenciální počet</text:p>
      <text:p text:style-name="P1"><text:span text:style-name="Standardní_20_písmo_20_odstavce"><text:span text:style-name="T3">Derivace funkce </text:span></text:span><text:span text:style-name="Standardní_20_písmo_20_odstavce"><text:span text:style-name="T4">v bodě</text:span></text:span><text:span text:style-name="Standardní_20_písmo_20_odstavce"><text:span text:style-name="T3">, základní geometrická a fyzikální interpretace derivace funkce v bodě, derivace součtu, rozdílu, součinu, podílu funkcí, derivace složené funkce, derivace elementárních funkcí, odvození na základě definice,</text:span></text:span><text:span text:style-name="Standardní_20_písmo_20_odstavce"><text:span text:style-name="T7"> l‘Hospitalovo pravidlo a </text:span></text:span><text:span text:style-name="Standardní_20_písmo_20_odstavce"><text:span text:style-name="T3">jeho užití. Využití diferenciálního počtu při </text:span></text:span><text:span text:style-name="Standardní_20_písmo_20_odstavce"><text:span text:style-name="T4">hledání extrémních hodnot funkcí</text:span></text:span><text:span text:style-name="Standardní_20_písmo_20_odstavce"><text:span text:style-name="T3"> jedné reálné proměnné. </text:span></text:span></text:p>
      <text:p text:style-name="P6"/>
      <text:p text:style-name="P6">24. Integrální počet</text:p>
      <text:p text:style-name="P1"><text:span text:style-name="Standardní_20_písmo_20_odstavce"><text:span text:style-name="T3">Definice primitivní funkce k dané funkci, primitivní funkce k elementárním funkcím. Integrační metody, přímá integrace, metoda per partes, metoda substituční. Pojem určitého integrálu, </text:span></text:span><text:span text:style-name="Standardní_20_písmo_20_odstavce"><text:span text:style-name="T4">vlastnosti určitých integrálů</text:span></text:span><text:span text:style-name="Standardní_20_písmo_20_odstavce"><text:span text:style-name="T3">, substituce a metoda per partes v určitém integrálu. </text:span></text:span><text:span text:style-name="Standardní_20_písmo_20_odstavce"><text:span text:style-name="T4">Výpočet obsahu rovinného obrazce a výpočet objemu rotačního tělesa užitím určitého integrálu.</text:span></text:span><text:span text:style-name="Standardní_20_písmo_20_odstavce"><text:span text:style-name="T3"> </text:span></text:span></text:p>
      <text:p text:style-name="P4"/>
      <text:p text:style-name="P4">25. Aplikace diferenciálního a integrálního počtu</text:p>
      <text:p text:style-name="P7">Vyšetřování průběhu analyticky zadané funkce, monotónnost a derivace, <text:span text:style-name="T9">lokální extrémy</text:span> funkce a derivace, funkce <text:span text:style-name="T9">konvexní a konkávní</text:span>, <text:span text:style-name="T9">inflexní body</text:span>, <text:span text:style-name="T9">asymptoty</text:span>. Slovní úlohy na extrémy. Výpočty obsahů rovinných útvarů, výpočet objemu rotačního tělesa. <text:s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cs" fo:country="CZ" fo:font-style="normal" style:text-underline-style="none" fo:font-weight="normal" style:letter-kerning="false" style:font-name-asian="Times New Roman" style:font-size-asian="10pt" style:language-asian="cs" style:country-asian="CZ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cs" fo:country="CZ" fo:font-style="normal" style:text-underline-style="none" fo:font-weight="normal" style:letter-kerning="false" fo:background-color="transparent" style:font-name-asian="Times New Roman" style:font-size-asian="10pt" style:language-asian="cs" style:country-asian="CZ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Základní_20_text" style:display-name="Základní text" style:family="paragraph" style:parent-style-name="Normální">
      <style:paragraph-properties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ální" style:class="chapter">
      <style:paragraph-properties fo:text-align="center" style:justify-single-word="false" fo:hyphenation-ladder-count="no-limit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weight-complex="bold" fo:hyphenate="false" loext:hyphenation-no-caps="false"/>
    </style:style>
    <style:style style:name="Standardní_20_písmo_20_odstavce" style:display-name="Standardní písmo odstavce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>1</dc:title>
    <dc:subject/>
    <meta:initial-creator>trca</meta:initial-creator>
    <meta:creation-date>2022-03-30T18:51:00Z</meta:creation-date>
    <dc:date>2022-05-09T05:16:36.978000000</dc:date>
    <meta:editing-cycles>16</meta:editing-cycles>
    <meta:editing-duration>PT2H54M52S</meta:editing-duration>
    <meta:document-statistic meta:table-count="0" meta:image-count="0" meta:object-count="4" meta:page-count="3" meta:paragraph-count="50" meta:word-count="1349" meta:character-count="10847" meta:non-whitespace-character-count="9519"/>
    <meta:template xlink:type="simple" xlink:actuate="onRequest" xlink:title="" xlink:href="Normal"/>
  </office:meta>
</office:document-meta>
</file>